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17H23M57.964050999S" calcext:value-type="time">
            <text:p>1717:2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32H48M35.207S" calcext:value-type="time">
            <text:p>32: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08:05:27.4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2T17:04:25.032000000</dc:date>
    <meta:editing-duration>P76DT21H20M35S</meta:editing-duration>
    <meta:editing-cycles>2019</meta:editing-cycles>
    <meta:generator>LibreOffice/7.2.6.2$Windows_X86_64 LibreOffice_project/b0ec3a565991f7569a5a7f5d24fed7f52653d754</meta:generator>
    <dc:creator>Benjamin Laws</dc:creator>
    <meta:document-statistic meta:table-count="2" meta:cell-count="2514" meta:object-count="0"/>
  </office:meta>
</office:document-meta>
</file>